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6" style:family="paragraph" style:parent-style-name="Standard">
      <style:text-properties fo:font-weight="bold" style:font-weight-asian="bold" style:font-name-complex="David" style:font-weight-complex="bold"/>
    </style:style>
    <style:style style:name="P7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  <style:style style:name="T8" style:family="text">
      <style:text-properties fo:font-size="14pt" fo:font-weight="bold" style:font-size-asian="14pt" style:font-weight-asian="bold" style:font-name-complex="David" style:font-size-complex="14pt" style:font-weight-complex="bold"/>
    </style:style>
    <style:style style:name="T9" style:family="text">
      <style:text-properties fo:font-size="11pt" style:font-size-asian="11pt" style:font-name-complex="Davi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4"><text:span text:style-name="T5">נתונים עיקריים לשלבים הראשונים לטיפול באירוע</text:span></text:p>
      <text:p text:style-name="Standard"><text:span text:style-name="T4">תיק <text:s/></text:span><text:span text:style-name="T6">: 11081</text:span></text:p>
      <text:p text:style-name="P5"/>
      <text:p text:style-name="Standard"><text:span text:style-name="T4">שם העסק/מבנה</text:span><text:span text:style-name="T3"> <text:s text:c="2"/></text:span><text:span text:style-name="T1"><text:s/>מכללה למנהל כללי למתחם</text:span></text:p>
      <text:p text:style-name="P6"/>
      <text:p text:style-name="Standard"><text:span text:style-name="T4">כתובת</text:span><text:span text:style-name="T3"> </text:span><text:span text:style-name="T4"><text:s text:c="2"/></text:span><text:span text:style-name="T1">יצחק רבין 7</text:span></text:p>
      <text:p text:style-name="P6"/>
      <text:p text:style-name="Standard"><text:span text:style-name="T4">טלפון</text:span><text:span text:style-name="T1"> <text:s text:c="10"/>9634221 <text:s text:c="9"/></text:span></text:p>
      <text:p text:style-name="P6"/>
      <text:p text:style-name="Standard"><text:span text:style-name="T4">המפתחות נמצאים</text:span><text:span text:style-name="T1"> <text:s/>צוות האחזקה</text:span></text:p>
      <text:p text:style-name="P3"/>
      <text:p text:style-name="Standard"><text:span text:style-name="T4">מיקום מפסק זרם ראשי</text:span><text:span text:style-name="T1"> <text:s text:c="2"/>לכל בניין שי חדר חשמל ראשי : לבניין ד' משפטים</text:span></text:p>
      <text:p text:style-name="P3"/>
      <text:p text:style-name="Standard"><text:span text:style-name="T4">גנרטור: </text:span><text:span text:style-name="T1">קיים</text:span></text:p>
      <text:p text:style-name="Standard"><text:span text:style-name="T4">מיקום ברזי כיבוי עיקריים "3</text:span><text:span text:style-name="T1"> במתחם המכללה 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עד ליכטנשטיין</text:span></text:p>
          </table:table-cell>
          <table:table-cell table:style-name="Table2.A1" office:value-type="string">
            <text:p text:style-name="Standard"><text:span text:style-name="T1">סמנכ"ל תפעול</text:span></text:p>
          </table:table-cell>
          <table:table-cell table:style-name="Table2.A1" office:value-type="string">
            <text:p text:style-name="Standard"><text:span text:style-name="T1">0779625626</text:span></text:p>
          </table:table-cell>
          <table:table-cell table:style-name="Table2.A1" office:value-type="string">
            <text:p text:style-name="Standard"><text:span text:style-name="T1">054-566007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לי לוי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077-4020147</text:span></text:p>
          </table:table-cell>
          <table:table-cell table:style-name="Table2.A1" office:value-type="string">
            <text:p text:style-name="Standard"><text:span text:style-name="T1">052-656828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 אברבאנל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29996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נטוב אבן שוע</text:span></text:p>
          </table:table-cell>
          <table:table-cell table:style-name="Table2.A1" office:value-type="string">
            <text:p text:style-name="Standard"><text:span text:style-name="T1">ס. מנהל אחזקה</text:span></text:p>
          </table:table-cell>
          <table:table-cell table:style-name="Table2.A1" office:value-type="string">
            <text:p text:style-name="Standard"><text:span text:style-name="T1">9013460</text:span></text:p>
          </table:table-cell>
          <table:table-cell table:style-name="Table2.A1" office:value-type="string">
            <text:p text:style-name="Standard"><text:span text:style-name="T1">052-629996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7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חדר טרפו לבנייין ד' נמצא במרתף בניין ג'. במרתף בניין משפטים . במרתף תקשורת חדר טרפו 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משותף ל3 בניינים: ספריה, תקשורת אודיטוריום , גם גנרטור במרתף אודיטוריום משותף ל4 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בניינים: תקשורת, ספריה, אודיטוריום ורווחת הסטודנטים. חדר טרפו במרתף מנע"ס בצד המז'. 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פירוט חדרי ומיקום חדרי טרפו בעמוד 22.</text:span></text:p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חדר משאבות כיבוי אש משותף לכל המתחם נמצא במרתף בניין ד'. בניין משפטים מע' גלאי אש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ועשן. מע' ספרינקלרים בניין ג' ד' מנע"ס מרתף ספריה וקרקע פסיכולוגיה, בספריה, אודיטוריום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תקשורת רווחת הסטודנטים. מסק מים: במבנה אודיטוריום על במת מופעים ובמסעדת במנה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גפ"מ: לשימוש מסעדה בקרקע בנין משפטים מצובר בחצר המבנה, בבניין אודיטוריום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למסעדות בקרקע מצובר בחצר אחורית למבנה. בבניין רווחת הסטודנט לבית קפה בקרקע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מכלים 2*48 ק"ג ביציאה ממטבח בקרקע. מרתף משותף למבנה ספריה ואודיטוריום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חדר 2 גנרטורים בקרקע בניין מנע"ס ( משמש לבניינים ישנים).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תג חשמל בפאנל כבאים באחד מ3 במבנים: אודיטוריום, תקשורת, ספריה מנתק חשמל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כל אחד מ3 המבנים, כנ"ל הפעלת כריזה. מגוף ראשי למע' מתזים ל 3 המבנים: אודיטוריום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ספריה ותקשורת נמצא במרתף בניין אודיטוריום. ברז מים ראשי של המתחם נמצא מזרחית 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Standard"><text:span text:style-name="T1">לבניין משפטים בצד הצפ' של המתחם ליד הגדר. מסדרון מקשר בכל מפלס בין בניין ג' ל ד'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8">בניין ט'- </text:span><text:span text:style-name="T9">בניין עיצוב פנים : חשמל ראשי בכניסה הדר' על הקיר המע'. ברז הסנקה למתזים נמצא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9">סמוך לרחבת כיבוי , בחזית המבנה הצפ'. 3 נמצא סמוך לכניסה ראשית צפ' למבנה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9">הזנת חשמל מחדר טרפו הנמצא במרת, מנע"ס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8">בניין יב' <text:s/></text:span><text:span text:style-name="T9">כלכלה : חד קומתי יש מע' ספרינקלרים . ברז הסנקה למתזים נמצא בצד דר'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9">ברז ראשי למתזים נמצא בחזית מז' של המבנה.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3-30T17:22:00</dc:date>
    <meta:editing-duration>PT24S</meta:editing-duration>
    <meta:generator>OpenOffice/4.0.1$Win32 OpenOffice.org_project/401m5$Build-9714</meta:generator>
    <meta:document-statistic meta:table-count="6" meta:image-count="0" meta:object-count="0" meta:page-count="2" meta:paragraph-count="76" meta:word-count="467" meta:character-count="26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